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 mathvariant="italic">Main</mi>
            <mi mathvariant="italic">Formula</mi>
            <mi mathvariant="normal">:</mi>
            <mi mathvariant="italic">Input</mi>
            <mrow>
              <mi mathvariant="italic">voltage</mi>
              <mo stretchy="false">=</mo>
              <mrow>
                <mi mathvariant="italic">code</mi>
                <mo stretchy="false">∗</mo>
                <mfrac>
                  <mi mathvariant="italic">LSB</mi>
                  <mi mathvariant="italic">PGA</mi>
                </mfrac>
              </mrow>
            </mrow>
          </mrow>
        </mtd>
      </mtr>
      <mtr>
        <mtd>
          <mrow/>
        </mtd>
      </mtr>
      <mtr>
        <mtd>
          <mrow>
            <mi mathvariant="italic">LSB</mi>
            <mo stretchy="false">=</mo>
            <mfrac>
              <mrow>
                <mn>2.048</mn>
                <mo stretchy="false">∗</mo>
                <mn>2</mn>
              </mrow>
              <msup>
                <mn>2</mn>
                <mn>16</mn>
              </msup>
            </mfrac>
          </mrow>
        </mtd>
      </mtr>
      <mtr>
        <mtd>
          <mrow/>
        </mtd>
      </mtr>
      <mtr>
        <mtd>
          <mrow>
            <mi mathvariant="italic">Main</mi>
            <mi mathvariant="italic">Formula</mi>
            <mi mathvariant="normal">:</mi>
            <mi mathvariant="italic">Input</mi>
            <mrow>
              <mi mathvariant="italic">voltage</mi>
              <mo stretchy="false">=</mo>
              <mrow>
                <mi mathvariant="italic">code</mi>
                <mo stretchy="false">∗</mo>
                <mn>31.250</mn>
              </mrow>
            </mrow>
            <mi>μ</mi>
            <mi>V</mi>
            <mi mathvariant="italic">for</mi>
            <mrow>
              <mi mathvariant="italic">PGA</mi>
              <mo stretchy="false">=</mo>
              <mn>2</mn>
            </mrow>
          </mrow>
        </mtd>
      </mtr>
      <mtr>
        <mtd>
          <mrow/>
        </mtd>
      </mtr>
      <mtr>
        <mtd>
          <mstyle mathcolor="red">
            <mrow>
              <mi mathvariant="italic">Main</mi>
              <mi mathvariant="italic">Formula</mi>
              <mi mathvariant="normal">:</mi>
              <mi mathvariant="italic">Input</mi>
              <mrow>
                <mi mathvariant="italic">voltage</mi>
                <mo stretchy="false">=</mo>
                <mrow>
                  <mi mathvariant="italic">code</mi>
                  <mo stretchy="false">∗</mo>
                  <mn>15.625</mn>
                </mrow>
              </mrow>
              <mi>μ</mi>
              <mi>V</mi>
              <mi mathvariant="italic">for</mi>
              <mrow>
                <mi mathvariant="italic">PGA</mi>
                <mo stretchy="false">=</mo>
                <mn>4</mn>
              </mrow>
            </mrow>
          </mstyle>
        </mtd>
      </mtr>
      <mtr>
        <mtd>
          <mrow/>
        </mtd>
      </mtr>
      <mtr>
        <mtd>
          <mrow>
            <mi mathvariant="italic">Main</mi>
            <mi mathvariant="italic">Formula</mi>
            <mi mathvariant="normal">:</mi>
            <mi mathvariant="italic">Input</mi>
            <mrow>
              <mi mathvariant="italic">voltage</mi>
              <mo stretchy="false">=</mo>
              <mrow>
                <mi mathvariant="italic">code</mi>
                <mo stretchy="false">∗</mo>
                <mn>7.813</mn>
              </mrow>
            </mrow>
            <mi>μ</mi>
            <mi>V</mi>
            <mi mathvariant="italic">for</mi>
            <mrow>
              <mi mathvariant="italic">PGA</mi>
              <mo stretchy="false">=</mo>
              <mn>8</mn>
            </mrow>
          </mrow>
        </mtd>
      </mtr>
      <mtr>
        <mtd>
          <mrow/>
        </mtd>
      </mtr>
      <mtr>
        <mtd>
          <mrow>
            <mi>K</mi>
            <mi mathvariant="italic">type</mi>
            <mrow>
              <mi mathvariant="italic">thermocouple</mi>
              <mo stretchy="false">=</mo>
              <mn>40</mn>
            </mrow>
            <mi>μ</mi>
            <mrow>
              <mi>V</mi>
              <mo stretchy="false">/</mo>
              <mi>°</mi>
            </mrow>
            <mi>C</mi>
          </mrow>
        </mtd>
      </mtr>
      <mtr>
        <mtd>
          <mrow/>
        </mtd>
      </mtr>
      <mtr>
        <mtd>
          <mrow>
            <mi mathvariant="italic">Codes</mi>
            <mo stretchy="false">=</mo>
            <mfrac>
              <mrow>
                <mi mathvariant="italic">Kthermocouple</mi>
                <mo stretchy="false">∗</mo>
                <mi mathvariant="italic">PGA</mi>
              </mrow>
              <mi mathvariant="italic">LSB</mi>
            </mfrac>
          </mrow>
        </mtd>
      </mtr>
      <mtr>
        <mtd>
          <mrow/>
        </mtd>
      </mtr>
      <mtr>
        <mtd>
          <mrow>
            <mrow>
              <mi mathvariant="italic">Code</mi>
              <mo stretchy="false">=</mo>
              <mfrac>
                <mrow>
                  <mn>160</mn>
                  <mi>μ</mi>
                  <mi>V</mi>
                </mrow>
                <mrow>
                  <mn>62.5</mn>
                  <mi>μ</mi>
                  <mi>V</mi>
                </mrow>
              </mfrac>
              <mo stretchy="false">=</mo>
              <mn>2.56</mn>
            </mrow>
            <mrow>
              <mi mathvariant="italic">Code</mi>
              <mo stretchy="false">/</mo>
              <mi>°</mi>
            </mrow>
            <mi>C</mi>
          </mrow>
        </mtd>
      </mtr>
    </mtable>
    <annotation encoding="StarMath 5.0">
Main Formula: Input voltage = code *  frac {LSB} {PGA}  
newline
newline  
LSB =  frac {2.048 * 2} {  2^{16}  } 
newline
newline
Main Formula: Input voltage = code *  31.250 %mu V for PGA = 2 
newline
newline
color red {Main Formula: Input voltage = code *  15.625 %mu V for PGA = 4   } 
newline
newline
Main Formula: Input voltage = code *  7.813 %mu V for PGA = 8 
newline
newline
K type thermocouple = 40 %mu V/°C
newline
newline
Codes = frac { Kthermocouple * PGA }{ LSB }
newline
newline
Code = frac { 160 %mu V }{ 62.5%mu V } = 2.56 Code/°C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3T07:12:54.964000000</meta:creation-date>
    <dc:date>2024-07-13T07:42:10.104000000</dc:date>
    <meta:editing-duration>PT29M15S</meta:editing-duration>
    <meta:editing-cycles>1</meta:editing-cycles>
    <meta:generator>LibreOffice/7.4.3.2$Windows_X86_64 LibreOffice_project/1048a8393ae2eeec98dff31b5c133c5f1d08b890</meta:generator>
  </office:meta>
</office:document-meta>
</file>